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style:font-name="Calibri" officeooo:rsid="000336c3" officeooo:paragraph-rsid="000336c3"/>
    </style:style>
    <style:style style:name="P2" style:family="paragraph" style:parent-style-name="Standard">
      <style:paragraph-properties fo:text-align="justify" style:justify-single-word="false"/>
      <style:text-properties style:font-name="Calibri" officeooo:rsid="000336c3" officeooo:paragraph-rsid="000336c3"/>
    </style:style>
    <style:style style:name="P3" style:family="paragraph" style:parent-style-name="Standard">
      <style:paragraph-properties fo:text-align="justify" style:justify-single-word="false"/>
      <style:text-properties style:font-name="Calibri" officeooo:rsid="00044dc3" officeooo:paragraph-rsid="00044dc3"/>
    </style:style>
    <style:style style:name="P4" style:family="paragraph" style:parent-style-name="Standard">
      <style:paragraph-properties fo:text-align="justify" style:justify-single-word="false"/>
      <style:text-properties style:font-name="Calibri" officeooo:paragraph-rsid="000336c3"/>
    </style:style>
    <style:style style:name="P5" style:family="paragraph" style:parent-style-name="Standard">
      <style:paragraph-properties fo:text-align="justify" style:justify-single-word="false"/>
      <style:text-properties style:font-name="Calibri"/>
    </style:style>
    <style:style style:name="P6" style:family="paragraph" style:parent-style-name="Standard">
      <style:paragraph-properties fo:text-align="justify" style:justify-single-word="false"/>
      <style:text-properties fo:color="#355269" loext:opacity="100%" style:font-name="Calibri" officeooo:rsid="000336c3" officeooo:paragraph-rsid="000336c3"/>
    </style:style>
    <style:style style:name="P7" style:family="paragraph" style:parent-style-name="Standard">
      <style:paragraph-properties fo:text-align="justify" style:justify-single-word="false"/>
      <style:text-properties fo:color="#355269" loext:opacity="100%" style:font-name="Calibri" fo:font-size="14pt" officeooo:rsid="00044dc3" officeooo:paragraph-rsid="00044dc3" style:font-size-asian="14pt" style:font-size-complex="14pt"/>
    </style:style>
    <style:style style:name="P8" style:family="paragraph" style:parent-style-name="Standard">
      <style:paragraph-properties fo:text-align="justify" style:justify-single-word="false"/>
      <style:text-properties officeooo:paragraph-rsid="00044dc3"/>
    </style:style>
    <style:style style:name="P9" style:family="paragraph" style:parent-style-name="Horizontal_20_Line">
      <style:text-properties fo:color="#355269" loext:opacity="100%" style:font-name="Calibri" fo:font-size="14pt" officeooo:rsid="00044dc3" officeooo:paragraph-rsid="0007b96b" style:font-size-asian="14pt" style:font-size-complex="14pt"/>
    </style:style>
    <style:style style:name="P10" style:family="paragraph" style:parent-style-name="Standard">
      <style:paragraph-properties fo:text-align="justify" style:justify-single-word="false"/>
      <style:text-properties fo:color="#355269" loext:opacity="100%" style:font-name="Calibri" fo:font-size="14pt" officeooo:paragraph-rsid="000336c3" style:font-size-asian="14pt" style:font-size-complex="14pt"/>
    </style:style>
    <style:style style:name="P11" style:family="paragraph" style:parent-style-name="Standard">
      <style:paragraph-properties fo:text-align="justify" style:justify-single-word="false"/>
      <style:text-properties fo:color="#355269" loext:opacity="100%" style:font-name="Calibri" fo:font-size="14pt" officeooo:rsid="000336c3" officeooo:paragraph-rsid="000336c3" style:font-size-asian="14pt" style:font-size-complex="14pt"/>
    </style:style>
    <style:style style:name="P12" style:family="paragraph" style:parent-style-name="Standard">
      <style:paragraph-properties fo:text-align="justify" style:justify-single-word="false"/>
      <style:text-properties fo:color="#355269" loext:opacity="100%" style:font-name="Calibri" fo:font-size="14pt" officeooo:rsid="0007b96b" officeooo:paragraph-rsid="0007b96b" style:font-size-asian="14pt" style:font-size-complex="14pt"/>
    </style:style>
    <style:style style:name="P13" style:family="paragraph" style:parent-style-name="Standard">
      <style:paragraph-properties fo:text-align="justify" style:justify-single-word="false"/>
      <style:text-properties fo:color="#355269" loext:opacity="100%" fo:font-size="14pt" officeooo:rsid="00086dfb" officeooo:paragraph-rsid="00086dfb" style:font-size-asian="14pt" style:font-size-complex="14pt"/>
    </style:style>
    <style:style style:name="P14" style:family="paragraph" style:parent-style-name="Standard" style:list-style-name="L1">
      <style:paragraph-properties fo:text-align="justify" style:justify-single-word="false"/>
      <style:text-properties style:font-name="Calibri" officeooo:rsid="000336c3" officeooo:paragraph-rsid="000336c3"/>
    </style:style>
    <style:style style:name="P15" style:family="paragraph" style:parent-style-name="Standard">
      <style:paragraph-properties fo:text-align="end" style:justify-single-word="false"/>
      <style:text-properties style:font-name="Calibri" officeooo:rsid="000336c3" officeooo:paragraph-rsid="0007b96b"/>
    </style:style>
    <style:style style:name="P16" style:family="paragraph" style:parent-style-name="Standard" style:list-style-name="L2">
      <style:paragraph-properties fo:text-align="justify" style:justify-single-word="false"/>
      <style:text-properties style:font-name="Calibri" officeooo:rsid="00044dc3" officeooo:paragraph-rsid="00044dc3"/>
    </style:style>
    <style:style style:name="P17" style:family="paragraph" style:parent-style-name="Standard">
      <style:paragraph-properties fo:text-align="justify" style:justify-single-word="false"/>
      <style:text-properties style:font-name="Calibri" officeooo:rsid="00044dc3" officeooo:paragraph-rsid="00044dc3"/>
    </style:style>
    <style:style style:name="P18" style:family="paragraph" style:parent-style-name="Standard">
      <style:paragraph-properties fo:text-align="justify" style:justify-single-word="false"/>
      <style:text-properties style:font-name="Calibri" officeooo:rsid="0007b96b" officeooo:paragraph-rsid="0007b96b"/>
    </style:style>
    <style:style style:name="P19" style:family="paragraph" style:parent-style-name="Standard" style:list-style-name="L3">
      <style:paragraph-properties fo:text-align="justify" style:justify-single-word="false"/>
      <style:text-properties officeooo:paragraph-rsid="0007b96b"/>
    </style:style>
    <style:style style:name="P20" style:family="paragraph" style:parent-style-name="Standard" style:list-style-name="L3">
      <style:paragraph-properties fo:text-align="justify" style:justify-single-word="false"/>
      <style:text-properties officeooo:rsid="0007b96b" officeooo:paragraph-rsid="0007b96b"/>
    </style:style>
    <style:style style:name="P21" style:family="paragraph" style:parent-style-name="Standard">
      <style:paragraph-properties fo:text-align="justify" style:justify-single-word="false"/>
      <style:text-properties officeooo:rsid="0007b96b" officeooo:paragraph-rsid="0007b96b"/>
    </style:style>
    <style:style style:name="P22" style:family="paragraph" style:parent-style-name="Standard">
      <style:paragraph-properties fo:text-align="justify" style:justify-single-word="false"/>
      <style:text-properties officeooo:rsid="00086dfb" officeooo:paragraph-rsid="00086dfb"/>
    </style:style>
    <style:style style:name="P23" style:family="paragraph" style:parent-style-name="Standard" style:list-style-name="L5">
      <style:paragraph-properties fo:text-align="justify" style:justify-single-word="false"/>
      <style:text-properties officeooo:rsid="00086dfb" officeooo:paragraph-rsid="00086dfb"/>
    </style:style>
    <style:style style:name="P24" style:family="paragraph" style:parent-style-name="Standard" style:list-style-name="L6">
      <style:paragraph-properties fo:text-align="justify" style:justify-single-word="false"/>
      <style:text-properties officeooo:rsid="00086dfb" officeooo:paragraph-rsid="00086dfb"/>
    </style:style>
    <style:style style:name="P25" style:family="paragraph" style:parent-style-name="Standard" style:list-style-name="L6">
      <style:paragraph-properties fo:text-align="justify" style:justify-single-word="false"/>
      <style:text-properties officeooo:rsid="0009041c" officeooo:paragraph-rsid="0009041c"/>
    </style:style>
    <style:style style:name="T1" style:family="text">
      <style:text-properties fo:font-size="14pt" style:font-size-asian="14pt" style:font-size-complex="14pt"/>
    </style:style>
    <style:style style:name="T2" style:family="text">
      <style:text-properties fo:font-size="14pt" officeooo:rsid="00044dc3" style:font-size-asian="14pt" style:font-size-complex="14pt"/>
    </style:style>
    <style:style style:name="T3" style:family="text">
      <style:text-properties style:font-name="Calibri"/>
    </style:style>
    <style:style style:name="T4" style:family="text">
      <style:text-properties style:font-name="Calibri" officeooo:rsid="00044dc3"/>
    </style:style>
    <style:style style:name="T5" style:family="text">
      <style:text-properties style:font-name="Calibri" fo:font-weight="bold" style:font-weight-asian="bold" style:font-weight-complex="bold"/>
    </style:style>
    <style:style style:name="T6" style:family="text">
      <style:text-properties style:font-name="Calibri" fo:font-weight="bold" officeooo:rsid="00044dc3" style:font-weight-asian="bold" style:font-weight-complex="bold"/>
    </style:style>
    <style:style style:name="T7" style:family="text">
      <style:text-properties style:font-name="Calibri" fo:font-weight="bold" officeooo:rsid="0007b96b" style:font-weight-asian="bold" style:font-weight-complex="bold"/>
    </style:style>
    <style:style style:name="T8" style:family="text">
      <style:text-properties style:font-name="Calibri" officeooo:rsid="0007b96b"/>
    </style:style>
    <style:style style:name="T9" style:family="text">
      <style:text-properties officeooo:rsid="00044dc3"/>
    </style:style>
    <style:style style:name="T10" style:family="text">
      <style:text-properties fo:font-weight="bold" style:font-weight-asian="bold" style:font-weight-complex="bold"/>
    </style:style>
    <style:style style:name="T11" style:family="text">
      <style:text-properties fo:font-weight="bold" officeooo:rsid="00044dc3" style:font-weight-asian="bold" style:font-weight-complex="bold"/>
    </style:style>
    <style:style style:name="T12" style:family="text">
      <style:text-properties officeooo:rsid="00064019"/>
    </style:style>
    <style:style style:name="T13" style:family="text">
      <style:text-properties officeooo:rsid="0007b96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10/2022</text:p>
      <text:p text:style-name="Horizontal_20_Line"/>
      <text:p text:style-name="P10">Proyecto vs proceso</text:p>
      <text:p text:style-name="P4"/>
      <text:p text:style-name="P4"><text:s text:c="5"/>El proceso es repetitivo, el proyecto nunca lo es.</text:p>
      <text:p text:style-name="P5"/>
      <text:p text:style-name="P6"><text:span text:style-name="T1">Pro</text:span><text:span text:style-name="T2">ceso</text:span></text:p>
      <text:p text:style-name="P2"/>
      <text:p text:style-name="P2"><text:s text:c="5"/>Serie de actividades encaminadas a la consecución de un <text:span text:style-name="T10">objetivo</text:span>, con un <text:span text:style-name="T10">principio</text:span> y <text:span text:style-name="T10">final</text:span> claramente definidos.</text:p>
      <text:p text:style-name="P2"><text:s text:c="5"/>Cada proyecto es único y, por tanto, la realización de dos proyectos siempre será diferente.</text:p>
      <text:p text:style-name="P2"/>
      <text:p text:style-name="P11">Proyecto</text:p>
      <text:p text:style-name="P2"/>
      <text:p text:style-name="P2"><text:s text:c="5"/>Proceso <text:span text:style-name="T10">único</text:span> (<text:span text:style-name="T10">no repetitivo</text:span>) con un principio y final consistente en un conjunto de <text:span text:style-name="T10">actividades</text:span> interdependientes planificadas, coordinadas, ejecutadas y controladas para alcanzar unos <text:span text:style-name="T10">objetivos</text:span> comunes conforme a unos <text:span text:style-name="T10">requerimientos</text:span> específicos y a unas restricciones de tiempo, costo y <text:span text:style-name="T10">recursos</text:span> finitos.</text:p>
      <text:p text:style-name="P2"/>
      <text:p text:style-name="P11">Ingeniería de proyectos</text:p>
      <text:p text:style-name="P2"/>
      <text:p text:style-name="P2"><text:s text:c="5"/>La ingeniería de proyectos tiende un puente entre la ingeniería y la gestión de proyectos, dirigiendo a los trabajadores técnicos que contribuyen a la construcción de estructuras o productos. En algunos casos, el ingeniero de proyectos es el mismo que el gestor de proyectos, pero en la mayoría de los casos estos dos profesionales tienen la responsabilidad conjunta de dirigir un proyecto.</text:p>
      <text:p text:style-name="P2"/>
      <text:p text:style-name="P2"><text:s text:c="5"/><text:span text:style-name="T12">E</text:span>l papel del ingeniero de proyectos suele describirse como el de un enlace entre el director del proyecto y las disciplinas técnicas implicadas en el mismo. El ingeniero de proyectos suele ser también el principal punto de contacto técnico con el cliente.</text:p>
      <text:p text:style-name="P2"/>
      <text:p text:style-name="P11">Origen de los proyectos</text:p>
      <text:p text:style-name="P2"/>
      <text:list xml:id="list3586631696" text:style-name="L1">
        <text:list-item>
          <text:p text:style-name="P14">Una <text:span text:style-name="T10">propuesta a un cliente</text:span>. Ejemplo: Ofrecemos la creación de una web a una empresa que no tiene.</text:p>
        </text:list-item>
        <text:list-item>
          <text:p text:style-name="P14">Una <text:span text:style-name="T10">solicitud de un cliente</text:span>. El cliente solicita la implantación de un servicio a uno o más proveedores, para la cual es necesario la ejecución de un proyecto.</text:p>
        </text:list-item>
        <text:list-item>
          <text:p text:style-name="P14">Una <text:span text:style-name="T10">demanda del mercado</text:span>. El incremento de ataques de hackers provoca necesidades de proyectos relacionados con la seguridad. O bien, nueva implantación en redes sociales .</text:p>
        </text:list-item>
        <text:list-item>
          <text:p text:style-name="P14">Una <text:span text:style-name="T10">necesidad de la organización</text:span>. Ejemplo: El crecimiento de la empresa obliga a implantar o desarrollar un ERP (Planificador de recursos empresariales).</text:p>
        </text:list-item>
        <text:list-item>
          <text:p text:style-name="P14">Un <text:span text:style-name="T10">avance tecnológico</text:span>. Ejemplo: Las mejoras en los móviles propician la aparición de nuevas aplicaciones que usen acelerómetro, cámara, brújula, etc.</text:p>
        </text:list-item>
        <text:list-item>
          <text:p text:style-name="P14">Un <text:span text:style-name="T10">requisito legal</text:span>. Ejemplo: Una nueva versión de la LOPD provoca la necesidad de auditorías de cumplimiento.</text:p>
        </text:list-item>
      </text:list>
      <text:p text:style-name="P2"/>
      <text:p text:style-name="P11">Factores técnicos comunes a los proyectos</text:p>
      <text:p text:style-name="P2"/>
      <text:p text:style-name="P2"><text:soft-page-break/><text:s text:c="5"/>Existe <text:span text:style-name="T10">uno</text:span> (y después) o <text:span text:style-name="T10">varios objetivos</text:span> claros. Las <text:span text:style-name="T10">actividades aisladas</text:span> no constituyen, por sí solas, un proyecto. Para que exista un proyecto debe existir una <text:span text:style-name="T10">coordinación</text:span> de actos orientados a la consecución de unas metas, tanto de índole técnica como económica. Estos objetivos pueden variar con el avance del proyecto.</text:p>
      <text:p text:style-name="P2"/>
      <text:p text:style-name="P2"><text:s text:c="5"/>Tiene un <text:span text:style-name="T10">horizonte temporal</text:span>. El proyecto está delimitado entre una fecha de inicio y otra de finalización. Por otro lado, la oportunidad o <text:span text:style-name="T10">ventana de negocio</text:span> (características del mercado y otros factores externos<text:span text:style-name="T9">) que hace interesante llevarlo a cabo normalmente es tempora. Por último, incluso el </text:span><text:span text:style-name="T11">equipo de personas</text:span><text:span text:style-name="T9"> que trabajan en proyecto también suele ser temporal como unidad disolviéndose tras la ejecución del mismo.</text:span></text:p>
      <text:p text:style-name="P2"/>
      <text:p text:style-name="P8"><text:span text:style-name="T4"><text:s text:c="5"/>Tienen un </text:span>ciclo de vida<text:span text:style-name="T4">. Se puede identificar un conjunto de tareas necesarias. Las tareas tienen que realizarse de forma ordenada. Existen relaciones de precedencia entre muchas de ellas. Requiere una planificación.</text:span></text:p>
      <text:p text:style-name="P3"/>
      <text:p text:style-name="P8"><text:span text:style-name="T4"><text:s text:c="5"/>Tienen </text:span><text:span text:style-name="T6">interdependencias</text:span><text:span text:style-name="T4">. Tanto con la organización como con el exterior.</text:span></text:p>
      <text:p text:style-name="P3"/>
      <text:p text:style-name="P7">Actividad</text:p>
      <text:p text:style-name="P3"/>
      <text:list xml:id="list2775643462" text:style-name="L2">
        <text:list-item>
          <text:p text:style-name="P16">Duda sobre el mantenimiento del producto tras su fase de desarrollo. Una vez se ha desarrollado el producto y este pasa al cliente o equipo que se encarga de su explotación comercial, ¿quién se encarga del mantenimiento? ¿Es un equipo dedicado a esto o son personas del equipo de desarrollo?</text:p>
        </text:list-item>
      </text:list>
      <text:p text:style-name="P3"/>
      <text:list xml:id="list191155199607931" text:continue-numbering="true" text:style-name="L2">
        <text:list-item>
          <text:p text:style-name="P16">Por otro lado, ¿una actualización es un nuevo proyecto? ¿O pueden existir proyectos con objetivos dinámicos que van volviendo a fases previas para implementar nuevas características?</text:p>
        </text:list-item>
      </text:list>
      <text:p text:style-name="P3"/>
      <text:p text:style-name="P15"><text:span text:style-name="T13">14</text:span>/10/2022</text:p>
      <text:p text:style-name="P9"/>
      <text:p text:style-name="P3"/>
      <text:p text:style-name="P12">Perfiles del proyectos</text:p>
      <text:p text:style-name="P18"/>
      <text:list xml:id="list2338216310" text:style-name="L3">
        <text:list-item>
          <text:p text:style-name="P19"><text:span text:style-name="T7">Técnico</text:span><text:span text:style-name="T8">: La dimensión técnica del proyecto hace referencia a la adecuación del resultado del mismo a los objetivos del destinatario, vigilando que se cumplan sus requisitos solicitados o, dicho de otra manera, que satisfaga las necesidades por las que el proyecto fue encargado. Esta faceta no debe eclipsar el resto de aspectos que intervienen.</text:span></text:p>
        </text:list-item>
        <text:list-item>
          <text:p text:style-name="P20"><text:span text:style-name="T5">Económico</text:span><text:span text:style-name="T3">: La dimensión económica del proyecto involucra los aspectos de </text:span><text:span text:style-name="T5">costes e ingresos</text:span><text:span text:style-name="T3"> de los trabajos realizados que, por un lado, permiten que el resultado del proyecto sea </text:span><text:span text:style-name="T5">económicamente razonable</text:span><text:span text:style-name="T3"> y, por otra parte, logren que el coste de los recursos utilizados por el equipo de proyecto no supere los ingresos obtenidos.</text:span></text:p>
        </text:list-item>
        <text:list-item>
          <text:p text:style-name="P20"><text:span text:style-name="T5">Comercial</text:span><text:span text:style-name="T3">: Todo el proyecto presenta una dimensión comercial para la empresa o equipo de trabajo que lo desarrolla, que le proporciona una </text:span><text:span text:style-name="T5">imagen</text:span><text:span text:style-name="T3"> frente a sus potenciales clientes (ya sean nuevos o existentes), y facilita la </text:span><text:span text:style-name="T5">reutilización</text:span><text:span text:style-name="T3"> para otros proyectos </text:span><text:span text:style-name="T5">de la experiencia comercial</text:span><text:span text:style-name="T3"> obtenida en el actual.</text:span></text:p>
        </text:list-item>
        <text:list-item>
          <text:p text:style-name="P20"><text:span text:style-name="T5">Estratégico</text:span><text:span text:style-name="T3">: Por último, no hay que olvidar que, si el ejecutor del proyecto es una empresa llamada a perdurar en el tiempo, el </text:span><text:span text:style-name="T5">objetivo del trabajo</text:span><text:span text:style-name="T3"> no es sólo obtener un beneficio económico puntual, sino además adquirir tecnologías, experiencia y saber que permita </text:span><text:soft-page-break/><text:span text:style-name="T3">seguir compitiendo en ese mercado, en las mejores condiciones durante el mayor tiempo posible. El proyecto adquiere una dimensión estratégica.</text:span></text:p>
        </text:list-item>
      </text:list>
      <text:p text:style-name="P21"><text:span text:style-name="T3"/></text:p>
      <text:p text:style-name="P22"><text:span text:style-name="T5"><text:s text:c="5"/>Ejemplo</text:span><text:span text:style-name="T3">: Proyecto consistente en diseñar y fabricar un prototipo para un nuevo vehículo de transporte.</text:span></text:p>
      <text:p text:style-name="P22"><text:span text:style-name="T3"><text:s text:c="5"/>La dimensión técnica del proyecto determinará la necesidad de que el vehículo diseñado cumpla con los </text:span><text:span text:style-name="T5">requisitos</text:span><text:span text:style-name="T3"> (peso, consumo, capacidad de carga, aceleración, etc) requeridos por el cliente.</text:span></text:p>
      <text:p text:style-name="P22"><text:span text:style-name="T3"><text:s text:c="5"/>La dimensión económica requerirá que, por un lado, el </text:span><text:span text:style-name="T5">coste</text:span><text:span text:style-name="T3"> del vehículo sea competitivo y, por otro sea posible diseñarlo y construirlo con los recursos limitados de que dispongamos.</text:span></text:p>
      <text:p text:style-name="P22"><text:span text:style-name="T3"><text:s text:c="5"/>La dimensión estratégica-comercial tendrá como objetivo por su parte, </text:span><text:span text:style-name="T5">comercializar</text:span><text:span text:style-name="T3"> proyectos similares para reaprovechar la experiencia y, por otro lado, introducir o afianzar la </text:span><text:span text:style-name="T5">posición</text:span><text:span text:style-name="T3"> de nuestro grupo de trabajo mercado o sector de los vehículos de transporte.</text:span></text:p>
      <text:p text:style-name="P22"><text:span text:style-name="T3"/></text:p>
      <text:p text:style-name="P13"><text:span text:style-name="T3">Director de proyecto</text:span></text:p>
      <text:p text:style-name="P22"><text:span text:style-name="T3"/></text:p>
      <text:p text:style-name="P22"><text:span text:style-name="T3">Capacidades:</text:span></text:p>
      <text:list xml:id="list3764204145" text:style-name="L5">
        <text:list-item>
          <text:p text:style-name="P23"><text:span text:style-name="T3">La mayoría de los conocimientos y habilidades que necesita un jefe de proyectos son exclusivos del concepto de </text:span><text:span text:style-name="T5">gestión</text:span><text:span text:style-name="T3"> de proyectos.</text:span></text:p>
        </text:list-item>
        <text:list-item>
          <text:p text:style-name="P23"><text:span text:style-name="T3">Por ejemplo, los gestores generales no necesitan hacer un cálculo de la ruta crítica, de un entorno de desarrollo, o entender los diagramas de red.</text:span></text:p>
        </text:list-item>
        <text:list-item>
          <text:p text:style-name="P23"><text:span text:style-name="T3">No obstante, algunas áreas de la gestión general y de la gestión de proyectos son comunes a ambas como, por ejemplo, la </text:span><text:span text:style-name="T5">planificación</text:span><text:span text:style-name="T3">, </text:span><text:span text:style-name="T5">selección de personal</text:span><text:span text:style-name="T3">, definición de expectativas y </text:span><text:span text:style-name="T5">organización</text:span><text:span text:style-name="T3"> de personas e información.</text:span></text:p>
        </text:list-item>
      </text:list>
      <text:p text:style-name="P22"><text:span text:style-name="T3"/></text:p>
      <text:p text:style-name="P22"><text:span text:style-name="T3">Capacidades transversales:</text:span></text:p>
      <text:list xml:id="list3476747375" text:style-name="L6">
        <text:list-item>
          <text:p text:style-name="P24"><text:span text:style-name="T3">Conocimientos de </text:span><text:span text:style-name="T5">dirección empresarial</text:span><text:span text:style-name="T3">: Planificación, organización, selección de personal, etc.</text:span></text:p>
        </text:list-item>
        <text:list-item>
          <text:p text:style-name="P25"><text:span text:style-name="T3">Y dentro de estas, como </text:span><text:span text:style-name="T5">conocimientos específicos</text:span><text:span text:style-name="T3">:</text:span></text:p>
          <text:list>
            <text:list-item>
              <text:p text:style-name="P25"><text:span text:style-name="T3">Gestión financiera y contabilidad.</text:span></text:p>
            </text:list-item>
            <text:list-item>
              <text:p text:style-name="P25"><text:span text:style-name="T3">Compras y adquisiciones.</text:span></text:p>
            </text:list-item>
            <text:list-item>
              <text:p text:style-name="P25"><text:span text:style-name="T3">Ventas y comercialización.</text:span></text:p>
            </text:list-item>
            <text:list-item>
              <text:p text:style-name="P25"><text:span text:style-name="T3">Contratos y derecho mercantil.</text:span></text:p>
            </text:list-item>
            <text:list-item>
              <text:p text:style-name="P25"><text:span text:style-name="T3">Logística y cadena de suministro.</text:span></text:p>
            </text:list-item>
            <text:list-item>
              <text:p text:style-name="P25"><text:span text:style-name="T3">Tecnologías de la información.</text:span></text:p>
            </text:list-item>
            <text:list-item>
              <text:p text:style-name="P25"><text:span text:style-name="T3">Estructuras y comportamiento de la organización y administración de personal, incentivos, plan de carrera, etc.</text:span></text:p>
            </text:list-item>
          </text:list>
        </text:list-item>
        <text:list-item>
          <text:p text:style-name="P25"><text:span text:style-name="T3">Conocimientos sobre el </text:span><text:span text:style-name="T5">área de aplicación</text:span><text:span text:style-name="T3"> del proyecto:</text:span></text:p>
          <text:list>
            <text:list-item>
              <text:p text:style-name="P25"><text:span text:style-name="T3">Departamento de </text:span><text:span text:style-name="T5">funciones</text:span><text:span text:style-name="T3">: Legal, producción, manejo de inventario, comercialización, logística, personal, gestión económica, etc.</text:span></text:p>
            </text:list-item>
            <text:list-item>
              <text:p text:style-name="P25"><text:span text:style-name="T3">Elementos </text:span><text:span text:style-name="T5">técnicos</text:span><text:span text:style-name="T3">: Ingeniería del software, arquitectura, etc.</text:span></text:p>
            </text:list-item>
            <text:list-item>
              <text:p text:style-name="P25"><text:span text:style-name="T3">Especializaciones de </text:span><text:span text:style-name="T5">gestión</text:span><text:span text:style-name="T3">: Contratación por la administración pública, etc.</text:span></text:p>
            </text:list-item>
            <text:list-item>
              <text:p text:style-name="P25"><text:span text:style-name="T3">Grupos de </text:span><text:span text:style-name="T5">industria</text:span><text:span text:style-name="T3">: Química, agrícola, automoción, servicios financieros, etc.</text:span></text:p>
            </text:list-item>
          </text:list>
        </text:list-item>
        <text:list-item>
          <text:p text:style-name="P25"><text:span text:style-name="T3">Comprensión del </text:span><text:span text:style-name="T5">entorno del proyecto</text:span><text:span text:style-name="T3">:</text:span></text:p>
          <text:list>
            <text:list-item>
              <text:p text:style-name="P25"><text:span text:style-name="T3">Entorno </text:span><text:span text:style-name="T5">cultural y social</text:span><text:span text:style-name="T3">: </text:span></text:p>
              <text:list>
                <text:list-item>
                  <text:p text:style-name="P25"><text:span text:style-name="T3">Cultura empresarial</text:span></text:p>
                </text:list-item>
                <text:list-item>
                  <text:p text:style-name="P25"><text:span text:style-name="T3">Organización empresarial</text:span></text:p>
                </text:list-item>
                <text:list-item>
                  <text:p text:style-name="P25"><text:span text:style-name="T3">Aspectos económicos</text:span></text:p>
                </text:list-item>
                <text:list-item>
                  <text:p text:style-name="P25"><text:span text:style-name="T3">Aspectos demográficos, étnicos, etc.</text:span></text:p>
                </text:list-item>
              </text:list>
            </text:list-item>
            <text:list-item>
              <text:p text:style-name="P25"><text:soft-page-break/><text:span text:style-name="T3">Entorno </text:span><text:span text:style-name="T5">internacional y político</text:span><text:span text:style-name="T3">.</text:span></text:p>
            </text:list-item>
            <text:list-item>
              <text:p text:style-name="P25"><text:span text:style-name="T3">Entorno </text:span><text:span text:style-name="T5">físico</text:span><text:span text:style-name="T3">.</text:span></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ext_20_body" style:display-name="Text body" style:family="paragraph" style:parent-style-name="Standard" style:class="text">
      <style:paragraph-properties fo:margin-top="0cm" fo:margin-bottom="0.247cm" style:contextual-spacing="false" fo:line-height="11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15T19:11:53.722000000</dc:date>
    <meta:editing-duration>PT23M42S</meta:editing-duration>
    <meta:editing-cycles>3</meta:editing-cycles>
    <meta:generator>LibreOffice/7.3.0.3$Windows_X86_64 LibreOffice_project/0f246aa12d0eee4a0f7adcefbf7c878fc2238db3</meta:generator>
    <meta:document-statistic meta:table-count="0" meta:image-count="0" meta:object-count="0" meta:page-count="4" meta:paragraph-count="64" meta:word-count="1154" meta:character-count="7581" meta:non-whitespace-character-count="6457"/>
  </office:meta>
</office:document-meta>
</file>